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71cm" svg:y1="13.739cm" svg:x2="14.931cm" svg:y2="13.739cm">
          <text:p/>
        </draw:line>
        <draw:line draw:style-name="gr1" draw:text-style-name="P1" draw:layer="layout" svg:x1="9.851cm" svg:y1="18.819cm" svg:x2="9.851cm" svg:y2="8.659cm">
          <text:p/>
        </draw:line>
        <draw:line draw:style-name="gr2" draw:text-style-name="P1" draw:layer="layout" svg:x1="11.121cm" svg:y1="13.485cm" svg:x2="11.121cm" svg:y2="13.739cm">
          <text:p/>
        </draw:line>
        <draw:line draw:style-name="gr2" draw:text-style-name="P1" draw:layer="layout" svg:x1="13.661cm" svg:y1="13.485cm" svg:x2="13.661cm" svg:y2="13.739cm">
          <text:p/>
        </draw:line>
        <draw:line draw:style-name="gr2" draw:text-style-name="P1" draw:layer="layout" svg:x1="8.581cm" svg:y1="13.485cm" svg:x2="8.581cm" svg:y2="13.739cm">
          <text:p/>
        </draw:line>
        <draw:line draw:style-name="gr2" draw:text-style-name="P1" draw:layer="layout" svg:x1="6.041cm" svg:y1="13.485cm" svg:x2="6.041cm" svg:y2="13.739cm">
          <text:p/>
        </draw:line>
        <draw:line draw:style-name="gr2" draw:text-style-name="P1" draw:layer="layout" svg:x1="10.105cm" svg:y1="12.469cm" svg:x2="9.851cm" svg:y2="12.469cm">
          <text:p/>
        </draw:line>
        <draw:line draw:style-name="gr2" draw:text-style-name="P1" draw:layer="layout" svg:x1="10.105cm" svg:y1="9.929cm" svg:x2="9.851cm" svg:y2="9.929cm">
          <text:p/>
        </draw:line>
        <draw:line draw:style-name="gr2" draw:text-style-name="P1" draw:layer="layout" svg:x1="10.105cm" svg:y1="15.009cm" svg:x2="9.851cm" svg:y2="15.009cm">
          <text:p/>
        </draw:line>
        <draw:line draw:style-name="gr2" draw:text-style-name="P1" draw:layer="layout" svg:x1="10.105cm" svg:y1="17.549cm" svg:x2="9.851cm" svg:y2="17.549cm">
          <text:p/>
        </draw:line>
        <draw:custom-shape draw:style-name="gr3" draw:text-style-name="P1" draw:layer="layout" svg:width="0.254cm" svg:height="0.254cm" svg:x="8.454cm" svg:y="12.34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14cm" svg:y="12.34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54cm" svg:y="9.80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14cm" svg:y="9.80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34cm" svg:y="12.34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0.994cm" svg:y="12.34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34cm" svg:y="9.80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0.994cm" svg:y="9.80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54cm" svg:y="17.42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14cm" svg:y="17.42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54cm" svg:y="14.88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14cm" svg:y="14.88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34cm" svg:y="17.42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0.994cm" svg:y="17.42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34cm" svg:y="14.88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0.994cm" svg:y="14.88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4" draw:layer="layout" svg:width="1.27cm" svg:height="1.266cm" svg:x="6.041cm" svg:y="8.663cm">
          <draw:text-box>
            <text:p>15</text:p>
          </draw:text-box>
        </draw:frame>
        <draw:frame draw:style-name="gr4" draw:layer="layout" svg:width="1.27cm" svg:height="1.266cm" svg:x="6.041cm" svg:y="11.199cm">
          <draw:text-box>
            <text:p>12</text:p>
          </draw:text-box>
        </draw:frame>
        <draw:frame draw:style-name="gr4" draw:layer="layout" svg:width="1.27cm" svg:height="1.266cm" svg:x="6.041cm" svg:y="13.743cm">
          <draw:text-box>
            <text:p>14</text:p>
          </draw:text-box>
        </draw:frame>
        <draw:frame draw:style-name="gr4" draw:layer="layout" svg:width="1.27cm" svg:height="1.266cm" svg:x="6.041cm" svg:y="16.283cm">
          <draw:text-box>
            <text:p>13</text:p>
          </draw:text-box>
        </draw:frame>
        <draw:frame draw:style-name="gr4" draw:layer="layout" svg:width="1.27cm" svg:height="1.266cm" svg:x="8.581cm" svg:y="8.659cm">
          <draw:text-box>
            <text:p>3</text:p>
          </draw:text-box>
        </draw:frame>
        <draw:frame draw:style-name="gr4" draw:layer="layout" svg:width="1.27cm" svg:height="1.266cm" svg:x="8.581cm" svg:y="11.199cm">
          <draw:text-box>
            <text:p>0</text:p>
          </draw:text-box>
        </draw:frame>
        <draw:frame draw:style-name="gr4" draw:layer="layout" svg:width="1.27cm" svg:height="1.266cm" svg:x="8.581cm" svg:y="13.739cm">
          <draw:text-box>
            <text:p>2</text:p>
          </draw:text-box>
        </draw:frame>
        <draw:frame draw:style-name="gr4" draw:layer="layout" svg:width="1.27cm" svg:height="1.266cm" svg:x="8.581cm" svg:y="16.283cm">
          <draw:text-box>
            <text:p>1</text:p>
          </draw:text-box>
        </draw:frame>
        <draw:frame draw:style-name="gr4" draw:layer="layout" svg:width="1.27cm" svg:height="1.266cm" svg:x="11.121cm" svg:y="8.663cm">
          <draw:text-box>
            <text:p>11</text:p>
          </draw:text-box>
        </draw:frame>
        <draw:frame draw:style-name="gr4" draw:layer="layout" svg:width="1.27cm" svg:height="1.266cm" svg:x="11.121cm" svg:y="11.199cm">
          <draw:text-box>
            <text:p>8</text:p>
          </draw:text-box>
        </draw:frame>
        <draw:frame draw:style-name="gr4" draw:layer="layout" svg:width="1.27cm" svg:height="1.266cm" svg:x="11.121cm" svg:y="13.739cm">
          <draw:text-box>
            <text:p>10</text:p>
          </draw:text-box>
        </draw:frame>
        <draw:frame draw:style-name="gr4" draw:layer="layout" svg:width="1.27cm" svg:height="1.266cm" svg:x="11.121cm" svg:y="16.279cm">
          <draw:text-box>
            <text:p>9</text:p>
          </draw:text-box>
        </draw:frame>
        <draw:frame draw:style-name="gr4" draw:layer="layout" svg:width="1.27cm" svg:height="1.266cm" svg:x="13.661cm" svg:y="8.663cm">
          <draw:text-box>
            <text:p>7</text:p>
          </draw:text-box>
        </draw:frame>
        <draw:frame draw:style-name="gr4" draw:layer="layout" svg:width="1.27cm" svg:height="1.266cm" svg:x="13.661cm" svg:y="11.203cm">
          <draw:text-box>
            <text:p>4</text:p>
          </draw:text-box>
        </draw:frame>
        <draw:frame draw:style-name="gr4" draw:layer="layout" svg:width="1.27cm" svg:height="1.266cm" svg:x="13.661cm" svg:y="13.739cm">
          <draw:text-box>
            <text:p>6</text:p>
          </draw:text-box>
        </draw:frame>
        <draw:frame draw:style-name="gr4" draw:layer="layout" svg:width="1.27cm" svg:height="1.266cm" svg:x="13.661cm" svg:y="16.279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4:55:29.178907593</meta:creation-date>
    <dc:date>2015-03-15T14:56:56.193136322</dc:date>
    <meta:editing-duration>PT58S</meta:editing-duration>
    <meta:editing-cycles>2</meta:editing-cycles>
    <meta:generator>LibreOffice/4.2.7.2$Linux_X86_64 LibreOffice_project/420m0$Build-2</meta:generator>
    <meta:document-statistic meta:object-count="42"/>
  </office:meta>
</office:document-meta>
</file>